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CCCCC"/>
      <style:text-properties fo:color="#000000"/>
    </style:style>
    <style:style style:name="ce3" style:family="table-cell" style:parent-style-name="Default" style:data-style-name="N0">
      <style:table-cell-properties fo:border="thin solid #000000" fo:background-color="#EEEEEE"/>
      <style:text-properties fo:color="#000000"/>
    </style:style>
    <style:style style:name="ce4" style:family="table-cell" style:parent-style-name="Default" style:data-style-name="N36">
      <style:table-cell-properties fo:border="thin solid #000000" style:vertical-align="automatic" fo:background-color="#EEEEEE" style:repeat-content="false"/>
      <style:paragraph-properties fo:text-align="end" fo:margin-right="0cm"/>
      <style:text-properties fo:color="#000000"/>
    </style:style>
    <style:style style:name="ce5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e7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start" fo:margin-left="0cm"/>
      <style:text-properties fo:color="#000000"/>
    </style:style>
    <style:style style:name="ce11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start" fo:margin-left="0cm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  <style:text-properties fo:color="#000000"/>
    </style:style>
    <style:style style:name="ce1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8.334375cm"/>
    </style:style>
    <style:style style:name="co6" style:family="table-column">
      <style:table-column-properties fo:break-before="auto" style:column-width="3.5718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9">
            <text:p>Detailed timing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2">
            <text:p>items</text:p>
          </table:table-cell>
          <table:table-cell office:value-type="string" table:style-name="ce2">
            <text:p>due date</text:p>
          </table:table-cell>
          <table:table-cell office:value-type="string" table:style-name="ce2">
            <text:p>days</text:p>
          </table:table-cell>
          <table:table-cell office:value-type="string" table:style-name="ce2">
            <text:p>not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sequence diagram</text:p>
          </table:table-cell>
          <table:table-cell office:value-type="date" office:date-value="2022-01-05T00:00:00" table:style-name="ce4">
            <text:p>01/05/22</text:p>
          </table:table-cell>
          <table:table-cell office:value-type="float" office:value="2" table:style-name="ce5">
            <text:p>2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3">
            <text:p>web app dev</text:p>
          </table:table-cell>
          <table:table-cell office:value-type="string" table:style-name="ce4">
            <text:p>19/05/2022</text:p>
          </table:table-cell>
          <table:table-cell office:value-type="float" office:value="19" table:style-name="ce5">
            <text:p>19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6">
            <text:p>- database creation</text:p>
          </table:table-cell>
          <table:table-cell office:value-type="date" office:date-value="2022-02-05T00:00:00" table:style-name="ce7">
            <text:p>02/05/22</text:p>
          </table:table-cell>
          <table:table-cell office:value-type="float" office:value="1" table:style-name="ce8">
            <text:p>1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office:value-type="string" table:style-name="ce6">
            <text:p>- classes creation</text:p>
          </table:table-cell>
          <table:table-cell office:value-type="date" office:date-value="2022-04-05T00:00:00" table:style-name="ce7">
            <text:p>04/05/22</text:p>
          </table:table-cell>
          <table:table-cell office:value-type="float" office:value="2" table:style-name="ce8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6">
            <text:p>- authentication</text:p>
          </table:table-cell>
          <table:table-cell office:value-type="date" office:date-value="2022-07-05T00:00:00" table:style-name="ce7">
            <text:p>07/05/22</text:p>
          </table:table-cell>
          <table:table-cell office:value-type="float" office:value="3" table:style-name="ce8">
            <text:p>3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6">
            <text:p>- getting nearby info</text:p>
          </table:table-cell>
          <table:table-cell office:value-type="date" office:date-value="2022-10-05T00:00:00" table:style-name="ce7">
            <text:p>10/05/22</text:p>
          </table:table-cell>
          <table:table-cell office:value-type="float" office:value="3" table:style-name="ce8">
            <text:p>3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6">
            <text:p>- getting services by city and/or type</text:p>
          </table:table-cell>
          <table:table-cell office:value-type="date" office:date-value="2022-11-05T00:00:00" table:style-name="ce7">
            <text:p>11/05/22</text:p>
          </table:table-cell>
          <table:table-cell office:value-type="float" office:value="1" table:style-name="ce8">
            <text:p>1</text:p>
          </table:table-cell>
          <table:table-cell office:value-type="string" table:style-name="ce12">
            <text:p>timeframe is low because it’s almost copy pas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- save favourites</text:p>
          </table:table-cell>
          <table:table-cell office:value-type="date" office:date-value="2022-12-05T00:00:00" table:style-name="ce7">
            <text:p>12/05/22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6">
            <text:p>- create plans</text:p>
          </table:table-cell>
          <table:table-cell office:value-type="string" table:style-name="ce7">
            <text:p>15/05/22</text:p>
          </table:table-cell>
          <table:table-cell office:value-type="float" office:value="3" table:style-name="ce8">
            <text:p>3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6">
            <text:p>- account management</text:p>
          </table:table-cell>
          <table:table-cell office:value-type="string" table:style-name="ce7">
            <text:p>16/05/22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6">
            <text:p>- admin account management</text:p>
          </table:table-cell>
          <table:table-cell office:value-type="string" table:style-name="ce7">
            <text:p>17/05/22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6">
            <text:p>- optional: map integration as main page</text:p>
          </table:table-cell>
          <table:table-cell office:value-type="string" table:style-name="ce7">
            <text:p>20/05/22</text:p>
          </table:table-cell>
          <table:table-cell office:value-type="float" office:value="3" table:style-name="ce8">
            <text:p>3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3">
            <text:p>report making</text:p>
          </table:table-cell>
          <table:table-cell office:value-type="string" table:style-name="ce4">
            <text:p>21/05/22</text:p>
          </table:table-cell>
          <table:table-cell office:value-type="float" office:value="1" table:style-name="ce5">
            <text:p>1</text:p>
          </table:table-cell>
          <table:table-cell table:style-name="ce13"/>
          <table:table-cell table:number-columns-repeated="16379"/>
        </table:table-row>
        <table:table-row table:style-name="ro1">
          <table:table-cell/>
          <table:table-cell office:value-type="string" table:style-name="ce3">
            <text:p>presentation</text:p>
          </table:table-cell>
          <table:table-cell office:value-type="string" table:style-name="ce4">
            <text:p>22/05/22</text:p>
          </table:table-cell>
          <table:table-cell office:value-type="float" office:value="1" table:style-name="ce5">
            <text:p>1</text:p>
          </table:table-cell>
          <table:table-cell table:style-name="ce1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ps: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Admin</dc:creator>
    <meta:creation-date>2022-03-23T17:55:23Z</meta:creation-date>
    <dc:date>2022-05-02T13:30:55Z</dc:date>
    <meta:editing-cycles>71</meta:editing-cycles>
    <meta:editing-duration>PT20308S</meta:editing-duration>
  </office:meta>
</office:document-meta>
</file>